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ambucca_Heads">
            <text:p>Nambucca_Heads</text:p>
          </table:table-cell>
          <table:table-cell office:value-type="string" office:value="radiocarbon">
            <text:p>radiocarbon</text:p>
          </table:table-cell>
          <table:table-cell office:value-type="string" office:value="Beta-30959">
            <text:p>Beta-30959</text:p>
          </table:table-cell>
          <table:table-cell office:value-type="float" office:value="-30.595">
            <text:p>-30.595</text:p>
          </table:table-cell>
          <table:table-cell office:value-type="float" office:value="153.014">
            <text:p>153.014</text:p>
          </table:table-cell>
          <table:table-cell office:value-type="float" office:value="4275.149222740248">
            <text:p>4275.149222740248</text:p>
          </table:table-cell>
          <table:table-cell office:value-type="float" office:value="77.02249946606511">
            <text:p>77.02249946606511</text:p>
          </table:table-cell>
          <table:table-cell office:value-type="string" office:value="Calcareous tubeworm">
            <text:p>Calcareous tubeworm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FloodFrankel1989,SlossEtal2007,LewisEtal2013">
            <text:p>FloodFrankel1989,SlossEtal2007,LewisEtal2013</text:p>
          </table:table-cell>
        </table:table-row>
        <table:table-row>
          <table:table-cell office:value-type="string" office:value="Nambucca_Heads">
            <text:p>Nambucca_Heads</text:p>
          </table:table-cell>
          <table:table-cell office:value-type="string" office:value="radiocarbon">
            <text:p>radiocarbon</text:p>
          </table:table-cell>
          <table:table-cell office:value-type="string" office:value="Waik-8492">
            <text:p>Waik-8492</text:p>
          </table:table-cell>
          <table:table-cell office:value-type="float" office:value="-30.595">
            <text:p>-30.595</text:p>
          </table:table-cell>
          <table:table-cell office:value-type="float" office:value="153.014">
            <text:p>153.014</text:p>
          </table:table-cell>
          <table:table-cell office:value-type="float" office:value="3570.0">
            <text:p>3570.0</text:p>
          </table:table-cell>
          <table:table-cell office:value-type="float" office:value="70.0">
            <text:p>70.0</text:p>
          </table:table-cell>
          <table:table-cell office:value-type="string" office:value="Galeolaria wormtubes">
            <text:p>Galeolaria wormtube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akerEtal2001,BakerEtal2001a,HaworthEtal2002,SlossEtal2007,LewisEtal2013">
            <text:p>BakerEtal2001,BakerEtal2001a,HaworthEtal2002,SlossEtal2007,LewisEtal2013</text:p>
          </table:table-cell>
        </table:table-row>
        <table:table-row>
          <table:table-cell office:value-type="string" office:value="Nambucca_Heads">
            <text:p>Nambucca_Heads</text:p>
          </table:table-cell>
          <table:table-cell office:value-type="string" office:value="radiocarbon">
            <text:p>radiocarbon</text:p>
          </table:table-cell>
          <table:table-cell office:value-type="string" office:value="Waik-8491">
            <text:p>Waik-8491</text:p>
          </table:table-cell>
          <table:table-cell office:value-type="float" office:value="-30.595">
            <text:p>-30.595</text:p>
          </table:table-cell>
          <table:table-cell office:value-type="float" office:value="153.014">
            <text:p>153.014</text:p>
          </table:table-cell>
          <table:table-cell office:value-type="float" office:value="3810.0">
            <text:p>3810.0</text:p>
          </table:table-cell>
          <table:table-cell office:value-type="float" office:value="70.0">
            <text:p>70.0</text:p>
          </table:table-cell>
          <table:table-cell office:value-type="string" office:value="Galeolaria wormtubes">
            <text:p>Galeolaria wormtube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1,HaworthEtal2002,SlossEtal2007,LewisEtal2013">
            <text:p>BakerEtal2001,HaworthEtal2002,SlossEtal2007,LewisEtal2013</text:p>
          </table:table-cell>
        </table:table-row>
        <table:table-row>
          <table:table-cell office:value-type="string" office:value="Nambucca_Heads">
            <text:p>Nambucca_Heads</text:p>
          </table:table-cell>
          <table:table-cell office:value-type="string" office:value="radiocarbon">
            <text:p>radiocarbon</text:p>
          </table:table-cell>
          <table:table-cell office:value-type="string" office:value="Beta-30960">
            <text:p>Beta-30960</text:p>
          </table:table-cell>
          <table:table-cell office:value-type="float" office:value="-30.595">
            <text:p>-30.595</text:p>
          </table:table-cell>
          <table:table-cell office:value-type="float" office:value="153.014">
            <text:p>153.014</text:p>
          </table:table-cell>
          <table:table-cell office:value-type="float" office:value="2635.1492227402464">
            <text:p>2635.1492227402464</text:p>
          </table:table-cell>
          <table:table-cell office:value-type="float" office:value="143.64005508213924">
            <text:p>143.64005508213924</text:p>
          </table:table-cell>
          <table:table-cell office:value-type="string" office:value="Barnacles">
            <text:p>Barnacle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FloodFrankel1989,SlossEtal2007,LewisEtal2013">
            <text:p>FloodFrankel1989,SlossEtal2007,LewisEtal2013</text:p>
          </table:table-cell>
        </table:table-row>
        <table:table-row>
          <table:table-cell office:value-type="string" office:value="Nambucca_Heads">
            <text:p>Nambucca_Heads</text:p>
          </table:table-cell>
          <table:table-cell office:value-type="string" office:value="radiocarbon">
            <text:p>radiocarbon</text:p>
          </table:table-cell>
          <table:table-cell office:value-type="string" office:value="Waik-8459">
            <text:p>Waik-8459</text:p>
          </table:table-cell>
          <table:table-cell office:value-type="float" office:value="-30.595">
            <text:p>-30.595</text:p>
          </table:table-cell>
          <table:table-cell office:value-type="float" office:value="153.014">
            <text:p>153.014</text:p>
          </table:table-cell>
          <table:table-cell office:value-type="float" office:value="3860.0">
            <text:p>3860.0</text:p>
          </table:table-cell>
          <table:table-cell office:value-type="float" office:value="55.0">
            <text:p>55.0</text:p>
          </table:table-cell>
          <table:table-cell office:value-type="string" office:value="Galeolaria wormtubes">
            <text:p>Galeolaria wormtube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akerEtal2001,HaworthEtal2002,SlossEtal2007,LewisEtal2013">
            <text:p>BakerEtal2001,HaworthEtal2002,SlossEtal2007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